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72in"/>
    </style:style>
    <style:style style:name="co3" style:family="table-column">
      <style:table-column-properties fo:break-before="auto" style:column-width="2.3736in"/>
    </style:style>
    <style:style style:name="co4" style:family="table-column">
      <style:table-column-properties fo:break-before="auto" style:column-width="0.2866in"/>
    </style:style>
    <style:style style:name="co5" style:family="table-column">
      <style:table-column-properties fo:break-before="auto" style:column-width="1.3535in"/>
    </style:style>
    <style:style style:name="co6" style:family="table-column">
      <style:table-column-properties fo:break-before="auto" style:column-width="1.0256in"/>
    </style:style>
    <style:style style:name="co7" style:family="table-column">
      <style:table-column-properties fo:break-before="auto" style:column-width="0.902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3" style:family="table-cell" style:parent-style-name="Default" style:data-style-name="N119">
      <style:table-cell-properties fo:background-color="#cccc99"/>
      <style:text-properties style:font-name="Arial"/>
    </style:style>
    <style:style style:name="ce4" style:family="table-cell" style:parent-style-name="Default" style:data-style-name="N119">
      <style:table-cell-properties fo:background-color="#ffcc00"/>
      <style:text-properties style:font-name="Arial"/>
    </style:style>
    <style:style style:name="ce5" style:family="table-cell" style:parent-style-name="Default" style:data-style-name="N119">
      <style:table-cell-properties fo:background-color="#e6e6ff"/>
      <style:text-properties style:font-name="Arial"/>
    </style:style>
    <style:style style:name="ce6" style:family="table-cell" style:parent-style-name="Default" style:data-style-name="N119">
      <style:table-cell-properties fo:background-color="#ff9900"/>
      <style:text-properties style:font-name="Arial"/>
    </style:style>
    <style:style style:name="ce7" style:family="table-cell" style:parent-style-name="Default" style:data-style-name="N119">
      <style:text-properties style:font-name="Arial"/>
    </style:style>
    <style:style style:name="ce8" style:family="table-cell" style:parent-style-name="Default" style:data-style-name="N119"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style:font-name="Arial"/>
    </style:style>
    <style:style style:name="ce10" style:family="table-cell" style:parent-style-name="Default" style:data-style-name="N2">
      <style:table-cell-properties fo:background-color="transparent"/>
      <style:text-properties style:font-name="Arial"/>
    </style:style>
    <style:style style:name="ce11" style:family="table-cell" style:parent-style-name="Default" style:data-style-name="N2">
      <style:table-cell-properties fo:background-color="transparent"/>
      <style:text-properties style:font-name="Arial" style:font-name-asian="Arial Unicode MS" style:font-name-complex="Arial Unicode MS"/>
    </style:style>
    <style:style style:name="ce12" style:family="table-cell" style:parent-style-name="Default" style:data-style-name="N119">
      <style:table-cell-properties fo:background-color="#ff420e"/>
      <style:text-properties style:font-name="Arial"/>
    </style:style>
    <style:style style:name="ce13" style:family="table-cell" style:parent-style-name="Default" style:data-style-name="N2">
      <style:text-properties style:font-name="Arial"/>
    </style:style>
    <style:style style:name="ce14" style:family="table-cell" style:parent-style-name="Default" style:data-style-name="N119">
      <style:table-cell-properties fo:background-color="#ff420e"/>
      <style:text-properties style:font-name="Arial" style:font-name-asian="Arial Unicode MS" style:font-name-complex="Arial Unicode MS"/>
    </style:style>
    <style:style style:name="ce15" style:family="table-cell" style:parent-style-name="Default" style:data-style-name="N119">
      <style:table-cell-properties fo:background-color="#ccffff"/>
      <style:text-properties style:font-name="Arial" style:font-name-asian="Arial Unicode MS" style:font-name-complex="Arial Unicode MS"/>
    </style:style>
    <style:style style:name="ce16" style:family="table-cell" style:parent-style-name="Default" style:data-style-name="N119">
      <style:table-cell-properties fo:background-color="#ccffcc"/>
      <style:text-properties style:font-name="Arial" style:font-name-asian="Arial Unicode MS" style:font-name-complex="Arial Unicode MS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9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office:value-type="string">
            <text:p>GBPUSD</text:p>
          </table:table-cell>
          <table:table-cell table:number-columns-repeated="1023"/>
        </table:table-row>
        <table:table-row table:style-name="ro1">
          <table:table-cell office:value-type="string">
            <text:p>Sun 4 Aug 15:04:42</text:p>
          </table:table-cell>
          <table:table-cell table:style-name="ce2" office:value-type="string">
            <text:p>Einsatz in Euro</text:p>
          </table:table-cell>
          <table:table-cell table:style-name="ce2"/>
          <table:table-cell table:style-name="ce3" office:value-type="float" office:value="2000">
            <text:p>2000.0000000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Euro</text:p>
          </table:table-cell>
          <table:table-cell table:style-name="ce2"/>
          <table:table-cell table:style-name="ce4" office:value-type="float" office:value="1">
            <text:p>1.0000000</text:p>
          </table:table-cell>
          <table:table-cell table:style-name="ce10"/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Punkte</text:p>
          </table:table-cell>
          <table:table-cell table:style-name="ce2"/>
          <table:table-cell table:style-name="ce5" office:value-type="float" office:value="1.2156">
            <text:p>1.2156000</text:p>
          </table:table-cell>
          <table:table-cell table:style-name="ce10"/>
          <table:table-cell table:style-name="ce12" table:formula="of:=[.D4]+[.D13]" office:value-type="float" office:value="1.23586">
            <text:p>1.2358600</text:p>
          </table:table-cell>
          <table:table-cell table:style-name="ce14" table:formula="of:=[.D4]-[.D13]" office:value-type="float" office:value="1.19534">
            <text:p>1.1953400</text:p>
          </table:table-cell>
          <table:table-cell table:style-name="ce15" table:formula="of:=[.D4]-[.D9]" office:value-type="float" office:value="1.21557974">
            <text:p>1.2155797</text:p>
          </table:table-cell>
          <table:table-cell table:style-name="ce16" table:formula="of:=[.D4]+[.D9]" office:value-type="float" office:value="1.21562026">
            <text:p>1.2156203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Hebel</text:p>
          </table:table-cell>
          <table:table-cell table:style-name="ce2"/>
          <table:table-cell table:style-name="ce6" office:value-type="float" office:value="30">
            <text:p>30.0000000</text:p>
          </table:table-cell>
          <table:table-cell table:style-name="ce10"/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Ziel in Prozent</text:p>
          </table:table-cell>
          <table:table-cell table:style-name="ce2"/>
          <table:table-cell table:style-name="ce7" table:formula="of:=[.D3]/([.D2]/100)" office:value-type="float" office:value="0.05">
            <text:p>0.0500000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Prozent mit Hebel</text:p>
          </table:table-cell>
          <table:table-cell table:style-name="ce2"/>
          <table:table-cell table:style-name="ce8" table:formula="of:=[.D3]/([.D2]/100)/[.D5]" office:value-type="float" office:value="0.00166666666666667">
            <text:p>0.0016667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Punkt</text:p>
          </table:table-cell>
          <table:table-cell table:style-name="ce2"/>
          <table:table-cell table:style-name="ce7" table:formula="of:=([.D4]/100)*[.D6]" office:value-type="float" office:value="0.0006078">
            <text:p>0.0006078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Punkt mit Hebel</text:p>
          </table:table-cell>
          <table:table-cell table:style-name="ce2"/>
          <table:table-cell table:style-name="ce8" table:formula="of:=(([.D4]/100)*[.D6])/[.D5]" office:value-type="float" office:value="0.00002026">
            <text:p>0.0000203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Euro</text:p>
          </table:table-cell>
          <table:table-cell table:style-name="ce2"/>
          <table:table-cell table:style-name="ce3" office:value-type="float" office:value="1000">
            <text:p>1000.0000000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Prozent</text:p>
          </table:table-cell>
          <table:table-cell table:style-name="ce2"/>
          <table:table-cell table:style-name="ce8" table:formula="of:=[.D10]/([.D2]/100)" office:value-type="float" office:value="50">
            <text:p>50.000000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Punkt</text:p>
          </table:table-cell>
          <table:table-cell table:style-name="ce2"/>
          <table:table-cell table:style-name="ce8" table:formula="of:=([.D4]/100)*[.D11]" office:value-type="float" office:value="0.6078">
            <text:p>0.607800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Punkt mit Hebel</text:p>
          </table:table-cell>
          <table:table-cell table:style-name="ce2"/>
          <table:table-cell table:style-name="ce8" table:formula="of:=(([.D4]/100)*[.D11])/[.D5]" office:value-type="float" office:value="0.02026">
            <text:p>0.0202600</text:p>
          </table:table-cell>
          <table:table-cell table:style-name="ce11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4" number:min-integer-digits="1"/>
    </number:number-style>
    <number:number-style style:name="N119">
      <number:number number:decimal-places="7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4">08/04/2019</text:date>, <text:time>15:04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 Berzsinszky</meta:initial-creator>
    <meta:creation-date>2019-07-24T19:57:58</meta:creation-date>
    <dc:date>2019-08-04T15:04:54</dc:date>
    <dc:creator>Viktor Berzsinszky</dc:creator>
    <meta:editing-duration>PT1H41M40S</meta:editing-duration>
    <meta:editing-cycles>82</meta:editing-cycles>
    <meta:generator>OpenOffice/4.1.6$Unix OpenOffice.org_project/416m1$Build-9790</meta:generator>
    <meta:document-statistic meta:table-count="3" meta:cell-count="32" meta:object-count="0"/>
  </office:meta>
</office:document-meta>
</file>